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color="#3b3b3b" fo:font-size="18pt" style:font-size-asian="18pt" style:font-size-complex="18pt"/>
    </style:style>
    <style:style style:name="P2" style:family="paragraph">
      <loext:graphic-properties draw:fill-color="#ffffff"/>
      <style:text-properties fo:color="#3b3b3b"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T1" style:family="text">
      <style:text-properties fo:color="#3b3b3b" fo:font-size="18pt" style:font-size-asian="18pt" style:font-size-complex="18pt"/>
    </style:style>
    <style:style style:name="T2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-0.729cm" svg:y="7.888cm" presentation:class="title" presentation:user-transformed="true">
          <draw:text-box>
            <text:p>Usecase 1 – Computer Vision</text:p>
          </draw:text-box>
        </draw:frame>
        <draw:frame presentation:style-name="pr2" draw:text-style-name="P2" draw:layer="layout" svg:width="25.199cm" svg:height="12.179cm" svg:x="-1.729cm" svg:y="4.815cm" presentation:class="subtitle" presentation:user-transformed="true">
          <draw:text-box>
            <text:p text:style-name="P1"><text:span text:style-name="T1">Alexandra Beikert, Philipp Heusel, Patrick Gebert, Florian Kalin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4">CitySafety<text:span text:style-name="T2">®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utomatische Erkennung gefährlicher Situationen</text:p>
              </text:list-item>
              <text:list-item>
                <text:p>Frühwarnsystem</text:p>
              </text:list-item>
              <text:list-item>
                <text:p>AI-basierte Ermittlung von Geschwindigkeiten</text:p>
              </text:list-item>
              <text:list-item>
                <text:p>Zutrittswarnung für definierte Orte</text:p>
              </text:list-item>
              <text:list-item>
                <text:p>Inkl. Monitoringoberfläche</text:p>
              </text:list-item>
              <text:list-item>
                <text:p>State-of-the-Art-Technolog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35:20.873501285</meta:creation-date>
    <dc:date>2018-11-06T10:59:56.985677739</dc:date>
    <meta:editing-duration>PT6M16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